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98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33.21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45.19mm"/>
    </style:style>
    <style:style style:name="co6" style:family="table-column">
      <style:table-column-properties fo:break-before="auto" style:column-width="22.05mm"/>
    </style:style>
    <style:style style:name="co7" style:family="table-column">
      <style:table-column-properties fo:break-before="auto" style:column-width="31.57mm"/>
    </style:style>
    <style:style style:name="co8" style:family="table-column">
      <style:table-column-properties fo:break-before="auto" style:column-width="38.38mm"/>
    </style:style>
    <style:style style:name="co9" style:family="table-column">
      <style:table-column-properties fo:break-before="auto" style:column-width="47.9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DEV</text:p>
          </table:table-cell>
          <table:table-cell table:style-name="ce3" office:value-type="string" calcext:value-type="string">
            <text:p>Voltage gain</text:p>
          </table:table-cell>
          <table:table-cell table:style-name="ce3" office:value-type="string" calcext:value-type="string">
            <text:p>35A avg in mV</text:p>
          </table:table-cell>
          <table:table-cell table:style-name="ce3" office:value-type="string" calcext:value-type="string">
            <text:p>V on 1m res in mV</text:p>
          </table:table-cell>
          <table:table-cell table:style-name="ce3" office:value-type="string" calcext:value-type="string">
            <text:p>Calculated current 35A</text:p>
          </table:table-cell>
          <table:table-cell table:style-name="ce3" office:value-type="string" calcext:value-type="string">
            <text:p>Gain35A</text:p>
          </table:table-cell>
          <table:table-cell table:style-name="ce3" table:number-columns-repeated="4"/>
        </table:table-row>
        <table:table-row table:style-name="ro1">
          <table:table-cell table:style-name="Default" office:value-type="float" office:value="64" calcext:value-type="float">
            <text:p>64</text:p>
          </table:table-cell>
          <table:table-cell table:style-name="ce7" office:value-type="float" office:value="8.491" calcext:value-type="float">
            <text:p>8.491</text:p>
          </table:table-cell>
          <table:table-cell office:value-type="float" office:value="1629.23773333333" calcext:value-type="float">
            <text:p>1629.23773333333</text:p>
          </table:table-cell>
          <table:table-cell office:value-type="float" office:value="17.5735" calcext:value-type="float">
            <text:p>17.5735</text:p>
          </table:table-cell>
          <table:table-cell office:value-type="float" office:value="35.147" calcext:value-type="float">
            <text:p>35.147</text:p>
          </table:table-cell>
          <table:table-cell table:style-name="ce3" office:value-type="float" office:value="0.0215726651064551" calcext:value-type="float">
            <text:p>0.021572665106455</text:p>
          </table:table-cell>
          <table:table-cell table:number-columns-repeated="3"/>
          <table:table-cell table:style-name="ce3"/>
        </table:table-row>
        <table:table-row table:style-name="ro1">
          <table:table-cell table:style-name="Default" office:value-type="float" office:value="65" calcext:value-type="float">
            <text:p>65</text:p>
          </table:table-cell>
          <table:table-cell table:style-name="ce6" office:value-type="float" office:value="8.475" calcext:value-type="float">
            <text:p>8.475</text:p>
          </table:table-cell>
          <table:table-cell office:value-type="float" office:value="1622.37987401575" calcext:value-type="float">
            <text:p>1622.37987401575</text:p>
          </table:table-cell>
          <table:table-cell office:value-type="float" office:value="17.4976666666667" calcext:value-type="float">
            <text:p>17.4976666666667</text:p>
          </table:table-cell>
          <table:table-cell office:value-type="float" office:value="34.9953333333333" calcext:value-type="float">
            <text:p>34.9953333333333</text:p>
          </table:table-cell>
          <table:table-cell table:style-name="ce3" office:value-type="float" office:value="0.0215703694885663" calcext:value-type="float">
            <text:p>0.021570369488566</text:p>
          </table:table-cell>
          <table:table-cell table:number-columns-repeated="3"/>
          <table:table-cell table:style-name="ce3"/>
        </table:table-row>
        <table:table-row table:style-name="ro1">
          <table:table-cell table:style-name="Default" office:value-type="float" office:value="66" calcext:value-type="float">
            <text:p>66</text:p>
          </table:table-cell>
          <table:table-cell table:style-name="ce6" office:value-type="float" office:value="8.4475" calcext:value-type="float">
            <text:p>8.4475</text:p>
          </table:table-cell>
          <table:table-cell office:value-type="float" office:value="1619.05415217391" calcext:value-type="float">
            <text:p>1619.05415217391</text:p>
          </table:table-cell>
          <table:table-cell office:value-type="float" office:value="17.5177833333333" calcext:value-type="float">
            <text:p>17.5177833333333</text:p>
          </table:table-cell>
          <table:table-cell office:value-type="float" office:value="35.0355666666667" calcext:value-type="float">
            <text:p>35.0355666666667</text:p>
          </table:table-cell>
          <table:table-cell table:style-name="ce3" office:value-type="float" office:value="0.021639527386792" calcext:value-type="float">
            <text:p>0.021639527386792</text:p>
          </table:table-cell>
          <table:table-cell table:number-columns-repeated="3"/>
          <table:table-cell table:style-name="ce3"/>
        </table:table-row>
        <table:table-row table:style-name="ro1">
          <table:table-cell table:style-name="Default" office:value-type="float" office:value="67" calcext:value-type="float">
            <text:p>67</text:p>
          </table:table-cell>
          <table:table-cell table:style-name="ce6" office:value-type="float" office:value="8.4833" calcext:value-type="float">
            <text:p>8.4833</text:p>
          </table:table-cell>
          <table:table-cell office:value-type="float" office:value="1625.638336" calcext:value-type="float">
            <text:p>1625.638336</text:p>
          </table:table-cell>
          <table:table-cell office:value-type="float" office:value="17.47275" calcext:value-type="float">
            <text:p>17.47275</text:p>
          </table:table-cell>
          <table:table-cell office:value-type="float" office:value="34.9455" calcext:value-type="float">
            <text:p>34.9455</text:p>
          </table:table-cell>
          <table:table-cell table:style-name="ce3" office:value-type="float" office:value="0.0214964787838271" calcext:value-type="float">
            <text:p>0.021496478783827</text:p>
          </table:table-cell>
          <table:table-cell table:number-columns-repeated="3"/>
          <table:table-cell table:style-name="ce3"/>
        </table:table-row>
        <table:table-row table:style-name="ro1">
          <table:table-cell table:style-name="Default" office:value-type="float" office:value="68" calcext:value-type="float">
            <text:p>68</text:p>
          </table:table-cell>
          <table:table-cell table:style-name="ce6" office:value-type="float" office:value="8.4365" calcext:value-type="float">
            <text:p>8.4365</text:p>
          </table:table-cell>
          <table:table-cell office:value-type="float" office:value="1633.504328125" calcext:value-type="float">
            <text:p>1633.504328125</text:p>
          </table:table-cell>
          <table:table-cell office:value-type="float" office:value="17.5220833333333" calcext:value-type="float">
            <text:p>17.5220833333333</text:p>
          </table:table-cell>
          <table:table-cell office:value-type="float" office:value="35.0441666666667" calcext:value-type="float">
            <text:p>35.0441666666667</text:p>
          </table:table-cell>
          <table:table-cell table:style-name="ce3" office:value-type="float" office:value="0.0214533662772058" calcext:value-type="float">
            <text:p>0.021453366277206</text:p>
          </table:table-cell>
          <table:table-cell table:number-columns-repeated="3"/>
          <table:table-cell table:style-name="ce3"/>
        </table:table-row>
        <table:table-row table:style-name="ro1">
          <table:table-cell table:style-name="Default" office:value-type="float" office:value="69" calcext:value-type="float">
            <text:p>69</text:p>
          </table:table-cell>
          <table:table-cell table:style-name="ce6" office:value-type="float" office:value="8.497" calcext:value-type="float">
            <text:p>8.497</text:p>
          </table:table-cell>
          <table:table-cell office:value-type="float" office:value="1612.32416129032" calcext:value-type="float">
            <text:p>1612.32416129032</text:p>
          </table:table-cell>
          <table:table-cell office:value-type="float" office:value="17.5014666666667" calcext:value-type="float">
            <text:p>17.5014666666667</text:p>
          </table:table-cell>
          <table:table-cell office:value-type="float" office:value="35.0029333333333" calcext:value-type="float">
            <text:p>35.0029333333333</text:p>
          </table:table-cell>
          <table:table-cell table:style-name="ce3" office:value-type="float" office:value="0.0217096128518727" calcext:value-type="float">
            <text:p>0.021709612851873</text:p>
          </table:table-cell>
          <table:table-cell table:number-columns-repeated="3"/>
          <table:table-cell table:style-name="ce3"/>
        </table:table-row>
        <table:table-row table:style-name="ro1">
          <table:table-cell table:style-name="Default" office:value-type="float" office:value="70" calcext:value-type="float">
            <text:p>70</text:p>
          </table:table-cell>
          <table:table-cell table:style-name="ce6" office:value-type="float" office:value="8.4853" calcext:value-type="float">
            <text:p>8.4853</text:p>
          </table:table-cell>
          <table:table-cell office:value-type="float" office:value="1619.59926811594" calcext:value-type="float">
            <text:p>1619.59926811594</text:p>
          </table:table-cell>
          <table:table-cell office:value-type="float" office:value="17.5197" calcext:value-type="float">
            <text:p>17.5197</text:p>
          </table:table-cell>
          <table:table-cell office:value-type="float" office:value="35.0394" calcext:value-type="float">
            <text:p>35.0394</text:p>
          </table:table-cell>
          <table:table-cell table:style-name="ce3" office:value-type="float" office:value="0.0216346109125876" calcext:value-type="float">
            <text:p>0.021634610912588</text:p>
          </table:table-cell>
          <table:table-cell table:number-columns-repeated="3"/>
          <table:table-cell table:style-name="ce3"/>
        </table:table-row>
        <table:table-row table:style-name="ro1">
          <table:table-cell table:style-name="Default" office:value-type="float" office:value="71" calcext:value-type="float">
            <text:p>71</text:p>
          </table:table-cell>
          <table:table-cell table:style-name="ce10" office:value-type="float" office:value="8.467" calcext:value-type="float">
            <text:p>8.467</text:p>
          </table:table-cell>
          <table:table-cell office:value-type="float" office:value="1586.87005555556" calcext:value-type="float">
            <text:p>1586.87005555556</text:p>
          </table:table-cell>
          <table:table-cell office:value-type="float" office:value="17.17806" calcext:value-type="float">
            <text:p>17.17806</text:p>
          </table:table-cell>
          <table:table-cell office:value-type="float" office:value="34.35612" calcext:value-type="float">
            <text:p>34.35612</text:p>
          </table:table-cell>
          <table:table-cell table:style-name="ce3" office:value-type="float" office:value="0.0216502415429171" calcext:value-type="float">
            <text:p>0.021650241542917</text:p>
          </table:table-cell>
          <table:table-cell table:number-columns-repeated="3"/>
          <table:table-cell table:style-name="ce3"/>
        </table:table-row>
        <table:table-row table:style-name="ro1">
          <table:table-cell table:style-name="Default" office:value-type="float" office:value="72" calcext:value-type="float">
            <text:p>72</text:p>
          </table:table-cell>
          <table:table-cell table:style-name="ce6" office:value-type="float" office:value="8.4375" calcext:value-type="float">
            <text:p>8.4375</text:p>
          </table:table-cell>
          <table:table-cell office:value-type="float" office:value="1621.4115988024" calcext:value-type="float">
            <text:p>1621.4115988024</text:p>
          </table:table-cell>
          <table:table-cell office:value-type="float" office:value="17.5000333333333" calcext:value-type="float">
            <text:p>17.5000333333333</text:p>
          </table:table-cell>
          <table:table-cell office:value-type="float" office:value="35.0000666666667" calcext:value-type="float">
            <text:p>35.0000666666667</text:p>
          </table:table-cell>
          <table:table-cell table:style-name="ce3" office:value-type="float" office:value="0.0215861701572373" calcext:value-type="float">
            <text:p>0.021586170157237</text:p>
          </table:table-cell>
          <table:table-cell table:number-columns-repeated="3"/>
          <table:table-cell table:style-name="ce3"/>
        </table:table-row>
        <table:table-row table:style-name="ro1">
          <table:table-cell table:style-name="Default" office:value-type="float" office:value="73" calcext:value-type="float">
            <text:p>73</text:p>
          </table:table-cell>
          <table:table-cell table:style-name="ce6" office:value-type="float" office:value="8.47555" calcext:value-type="float">
            <text:p>8.47555</text:p>
          </table:table-cell>
          <table:table-cell office:value-type="float" office:value="1620.60101910828" calcext:value-type="float">
            <text:p>1620.60101910828</text:p>
          </table:table-cell>
          <table:table-cell office:value-type="float" office:value="17.5295666666667" calcext:value-type="float">
            <text:p>17.5295666666667</text:p>
          </table:table-cell>
          <table:table-cell office:value-type="float" office:value="35.0591333333333" calcext:value-type="float">
            <text:p>35.0591333333333</text:p>
          </table:table-cell>
          <table:table-cell table:style-name="ce3" office:value-type="float" office:value="0.0216334143444043" calcext:value-type="float">
            <text:p>0.021633414344404</text:p>
          </table:table-cell>
          <table:table-cell table:number-columns-repeated="3"/>
          <table:table-cell table:style-name="ce3"/>
        </table:table-row>
        <table:table-row table:style-name="ro1">
          <table:table-cell table:style-name="Default" office:value-type="float" office:value="74" calcext:value-type="float">
            <text:p>74</text:p>
          </table:table-cell>
          <table:table-cell table:style-name="ce6" office:value-type="float" office:value="8.5153" calcext:value-type="float">
            <text:p>8.5153</text:p>
          </table:table-cell>
          <table:table-cell office:value-type="float" office:value="1625.05512337662" calcext:value-type="float">
            <text:p>1625.05512337662</text:p>
          </table:table-cell>
          <table:table-cell office:value-type="float" office:value="17.5835" calcext:value-type="float">
            <text:p>17.5835</text:p>
          </table:table-cell>
          <table:table-cell office:value-type="float" office:value="35.167" calcext:value-type="float">
            <text:p>35.167</text:p>
          </table:table-cell>
          <table:table-cell table:style-name="ce3" office:value-type="float" office:value="0.0216404966786162" calcext:value-type="float">
            <text:p>0.021640496678616</text:p>
          </table:table-cell>
          <table:table-cell table:number-columns-repeated="3"/>
          <table:table-cell table:style-name="ce3"/>
        </table:table-row>
        <table:table-row table:style-name="ro1">
          <table:table-cell table:style-name="Default" office:value-type="float" office:value="75" calcext:value-type="float">
            <text:p>75</text:p>
          </table:table-cell>
          <table:table-cell table:style-name="ce6" office:value-type="float" office:value="8.4495" calcext:value-type="float">
            <text:p>8.4495</text:p>
          </table:table-cell>
          <table:table-cell office:value-type="float" office:value="1616.64027559055" calcext:value-type="float">
            <text:p>1616.64027559055</text:p>
          </table:table-cell>
          <table:table-cell office:value-type="float" office:value="17.3807" calcext:value-type="float">
            <text:p>17.3807</text:p>
          </table:table-cell>
          <table:table-cell office:value-type="float" office:value="34.7614" calcext:value-type="float">
            <text:p>34.7614</text:p>
          </table:table-cell>
          <table:table-cell table:style-name="ce3" office:value-type="float" office:value="0.0215022479180174" calcext:value-type="float">
            <text:p>0.021502247918017</text:p>
          </table:table-cell>
          <table:table-cell table:number-columns-repeated="3"/>
          <table:table-cell table:style-name="ce3"/>
        </table:table-row>
        <table:table-row table:style-name="ro1" table:number-rows-repeated="34">
          <table:table-cell table:style-name="Default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table:style-name="Default"/>
          <table:table-cell table:style-name="ce3"/>
          <table:table-cell table:style-name="ce5"/>
          <table:table-cell/>
          <table:table-cell table:style-name="ce5"/>
          <table:table-cell table:style-name="ce3"/>
          <table:table-cell table:style-name="ce5"/>
          <table:table-cell table:number-columns-repeated="2"/>
          <table:table-cell table:style-name="ce3"/>
        </table:table-row>
        <table:table-row table:style-name="ro1">
          <table:table-cell table:style-name="Default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table:style-name="Default"/>
          <table:table-cell table:style-name="ce6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 table:number-rows-repeated="9">
          <table:table-cell table:style-name="Default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 table:number-rows-repeated="21">
          <table:table-cell table:number-columns-repeated="10"/>
        </table:table-row>
        <table:table-row table:style-name="ro1" table:number-rows-repeated="5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style-name="ce3" table:number-columns-repeated="4"/>
          <table:table-cell/>
          <table:table-cell table:style-name="ce3"/>
          <table:table-cell table:number-columns-repeated="3"/>
        </table:table-row>
        <table:table-row table:style-name="ro1" table:number-rows-repeated="4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4">00/00/0000</text:date>, <text:time style:data-style-name="N2" text:time-value="14:17:41.4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2-24T14:18:06.950000000</dc:date>
    <meta:editing-duration>P4DT11M33S</meta:editing-duration>
    <meta:editing-cycles>155</meta:editing-cycles>
    <meta:document-statistic meta:table-count="1" meta:cell-count="78" meta:object-count="0"/>
  </office:meta>
</office:document-meta>
</file>